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31_07-44-5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31_01-46-5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0-31_01-40-32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31_07-45-11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30_20-53-3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0-31_14-54-50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31_16-16-37_000.jpg</text:p>
          </table:table-cell>
          <table:table-cell table:style-name="ce20" office:value-type="string">
            <text:p>:m 1*1 RES / free# S87DP9 記事読み / id=~(browser=~) / media=~ / theme=数字の比較,other=イランのバロチスタン：テロ：州の面積：ウィキで、各言語のページ同士で、比較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1*1 RES / free# S87DP9 記事読み / id=~(browser=~) / media=~ / theme=数字の比較,other=イランのバロチスタン：テロ：州の面積：ウィキで、各言語のページ同士で、比較">
            <text:p>:m 1*1 RES / free# S87DP9 記事読み / id=~(browser=~) / media=~ / theme=数字の比較,other=イランのバロチスタン：テロ：州の面積：ウィキで、各言語のページ同士で、比較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 office:value-type="string">
            <text:p>2022-10-30_21-48-09_000.mp4</text:p>
          </table:table-cell>
          <table:table-cell table:style-name="ce27" office:value-type="string">
            <text:p>:VIDEO / @自室 / 記録 / jap.flute / 演奏、play / R=~ / genre=melody,file-piece-session=hour-21,other=~ / follow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1">2022/11/01</text:date>, <text:time>10:3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1T10:34:55.61</dc:date>
    <dc:creator>iwabuchi ken</dc:creator>
    <meta:editing-duration>P50DT6H56M39S</meta:editing-duration>
    <meta:editing-cycles>16377</meta:editing-cycles>
    <meta:document-statistic meta:table-count="2" meta:cell-count="910" meta:object-count="0"/>
    <meta:user-defined meta:name="qrichtext">1</meta:user-defined>
  </office:meta>
</office:document-meta>
</file>